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ackground-color="transparent" fo:padding="0cm" fo:border="none" style:writing-mode="lr-tb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fo:background-color="transparent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07e20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reia Seguí Torra, amb domicili a l’av. Central, 55, 7è 1a, de Maó, amb</text:span></text:p>
      <text:p text:style-name="P2"><text:span text:style-name="T1">DNI núm. 12681</text:span><text:span text:style-name="T2">654D</text:span><text:span text:style-name="T1">, telèfon 84</text:span><text:span text:style-name="T2">4</text:span><text:span text:style-name="T1"> 23 23 </text:span><text:span text:style-name="T2">98 55</text:span></text:p>
      <text:p text:style-name="P2"><text:span text:style-name="T1"/></text:p>
      <text:p text:style-name="P2"><text:span text:style-name="T1">EXPÒS:</text:span></text:p>
      <text:p text:style-name="P2"><text:span text:style-name="T1">Que som llicenciada en Dret per la Universitat de les Illes Balears i treball des de fa tres anys al despatx d’advocats Planchard i Fonoll.</text:span></text:p>
      <text:p text:style-name="P2"><text:span text:style-name="T1"/></text:p>
      <text:p text:style-name="P2"><text:span text:style-name="T1">Que m’he assabentat, per l’Ordre de data 17 de setembre, publicada en</text:span></text:p>
      <text:p text:style-name="P2"><text:span text:style-name="T1">el BOIB núm. 39/2005, que s’ofereix una plaça d’advocat/ada per a</text:span></text:p>
      <text:p text:style-name="P2"><text:span text:style-name="T1">l’Administració general.</text:span></text:p>
      <text:p text:style-name="P2"><text:span text:style-name="T1"/></text:p>
      <text:p text:style-name="P2"><text:span text:style-name="T1">Que complesc tots els requisits que s’hi demanen i aport la docu-</text:span></text:p>
      <text:p text:style-name="P2"><text:span text:style-name="T1">mentació corresponent.</text:span></text:p>
      <text:p text:style-name="P2"><text:span text:style-name="T1">Per tot açò,</text:span></text:p>
      <text:p text:style-name="P2"><text:span text:style-name="T1"/></text:p>
      <text:p text:style-name="P2"><text:span text:style-name="T1">SOL·LICIT:</text:span></text:p>
      <text:p text:style-name="P2"><text:span text:style-name="T1">Que sigui admesa aquesta sol·licitud per ocupar la plaça d’advocada</text:span></text:p>
      <text:p text:style-name="P2"><text:span text:style-name="T1">esmentada.</text:span></text:p>
      <text:p text:style-name="P2"><text:span text:style-name="T1"/></text:p>
      <text:p text:style-name="P2"><text:span text:style-name="T1"/></text:p>
      <text:p text:style-name="P2"><text:span text:style-name="T1">Maó, 25 de setembre de 2006</text:span></text:p>
      <text:p text:style-name="P2"><text:span text:style-name="T1"/></text:p>
      <text:p text:style-name="P2"><text:span text:style-name="T1"/></text:p>
      <text:p text:style-name="P2"><text:span text:style-name="T1">[rúbrica]</text:span></text:p>
      <text:p text:style-name="P2"><text:span text:style-name="T1"/></text:p>
      <text:p text:style-name="P2"><text:span text:style-name="T1">DEPARTAMENT DE RECURSOS HUMANS</text:span></text:p>
      <text:p text:style-name="P2"><text:span text:style-name="T1">AJUNTAMENT DE MAÓ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8:01:01.167529213</meta:creation-date>
    <dc:date>2024-11-19T18:03:52.266829033</dc:date>
    <meta:editing-duration>PT2M52S</meta:editing-duration>
    <meta:editing-cycles>1</meta:editing-cycles>
    <meta:document-statistic meta:table-count="0" meta:image-count="0" meta:object-count="0" meta:page-count="1" meta:paragraph-count="17" meta:word-count="117" meta:character-count="687" meta:non-whitespace-character-count="587"/>
    <meta:generator>LibreOffice/24.8.3.2$Linux_X86_64 LibreOffice_project/e14c9fdd1f585efcbb2c5363087a99d20928d522</meta:generator>
  </office:meta>
</office:document-meta>
</file>